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9902in" svg:height="3.5449in" svg:x="1.2465in" svg:y="0.4185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 style:data-style-name="N2" text:time-value="12:41:27.188523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9T13:24:10.681081305</dc:date>
    <meta:generator>LibreOffice/4.2.6.3$Linux_X86_64 LibreOffice_project/420m0$Build-3</meta:generator>
    <meta:editing-duration>P0D</meta:editing-duration>
    <meta:editing-cycles>2</meta:editing-cycles>
    <meta:document-statistic meta:table-count="1" meta:cell-count="1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916cm" svg:height="9.005cm" xlink:href="." xlink:type="simple" chart:class="chart:line" chart:style-name="ch1">
        <chart:title svg:x="10.304cm" svg:y="0.397cm" chart:style-name="ch2">
          <text:p>Negative examples</text:p>
        </chart:title>
        <chart:legend svg:x="16.238cm" svg:y="0.406cm" style:legend-expansion="custom" chartooo:width="7.715cm" chartooo:height="1.095cm" style:legend-expansion-aspect-ratio="7.04566210045662" chart:style-name="ch3"/>
        <chart:plot-area chart:style-name="ch4" chart:data-source-has-labels="both" svg:x="1.569cm" svg:y="1.661cm" svg:width="25.231cm" svg:height="6.183cm">
          <chartooo:coordinate-region svg:x="2.376cm" svg:y="1.86cm" svg:width="24.237cm" svg:height="5.337cm"/>
          <chart:axis chart:dimension="x" chart:name="primary-x" chart:style-name="ch5" chartooo:axis-type="text">
            <chart:title svg:x="12.963cm" svg:y="8.024cm" chart:style-name="ch6">
              <text:p>Threshold value</text:p>
            </chart:title>
            <chart:categories table:cell-range-address="local-table.$A$2:.$A$52"/>
          </chart:axis>
          <chart:axis chart:dimension="y" chart:name="primary-y" chart:style-name="ch7">
            <chart:title svg:x="0.451cm" svg:y="7.415cm" chart:style-name="ch8">
              <text:p>No. of anomaly detected (Max 2000)</text:p>
            </chart:title>
            <chart:grid chart:style-name="ch9" chart:class="major"/>
          </chart:axis>
          <chart:series chart:style-name="ch10" chart:values-cell-range-address="local-table.$B$2:.$B$52" chart:label-cell-address="local-table.$B$1" chart:class="chart:line">
            <chart:data-point chart:repeated="51"/>
          </chart:series>
          <chart:series chart:style-name="ch11" chart:values-cell-range-address="local-table.$C$2:.$C$52" chart:label-cell-address="local-table.$C$1" chart:class="chart:line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omaly_inside_box</text:p>
              </table:table-cell>
              <table:table-cell office:value-type="string">
                <text:p>All_anomal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">
                <text:p>15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">
                <text:p>12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">
                <text:p>103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">
                <text:p>119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">
                <text:p>6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">
                <text:p>5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